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b76de" officeooo:paragraph-rsid="000b76de"/>
    </style:style>
    <style:style style:name="P2" style:family="paragraph" style:parent-style-name="Text_20_body" style:list-style-name="L1">
      <style:text-properties officeooo:rsid="000b76de" officeooo:paragraph-rsid="000b76de"/>
    </style:style>
    <style:style style:name="P3" style:family="paragraph" style:parent-style-name="Title">
      <style:text-properties officeooo:rsid="000b76de" officeooo:paragraph-rsid="000b76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goritmizace závěrečné práce</text:p>
      <text:h text:style-name="P1" text:outline-level="1">GUI</text:h>
      <text:list text:style-name="L1">
        <text:list-item>
          <text:p text:style-name="P2">program v konzoli</text:p>
        </text:list-item>
        <text:list-item>
          <text:p text:style-name="P2">možnost nastavení herního pole</text:p>
        </text:list-item>
        <text:list-item>
          <text:p text:style-name="P2">možnost 1 nebo 2 hráčů</text:p>
        </text:list-item>
        <text:list-item>
          <text:p text:style-name="P2">Singleplayer</text:p>
          <text:list>
            <text:list-item>
              <text:p text:style-name="P2">hráč si bude moci zvolit ze dvou úrovní – debil a normální hráč</text:p>
            </text:list-item>
          </text:list>
        </text:list-item>
        <text:list-item>
          <text:p text:style-name="P2">Multiplayer</text:p>
          <text:list>
            <text:list-item>
              <text:p text:style-name="P2">pouze lokální</text:p>
            </text:list-item>
            <text:list-item>
              <text:p text:style-name="P2">dva hráči budou hrát na jedné klávesnici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3:07:05.806201681</meta:creation-date>
    <meta:generator>LibreOffice/24.2.7.2$Linux_X86_64 LibreOffice_project/420$Build-2</meta:generator>
    <dc:date>2025-04-01T13:12:06.636038650</dc:date>
    <meta:editing-duration>PT5M2S</meta:editing-duration>
    <meta:editing-cycles>1</meta:editing-cycles>
    <meta:document-statistic meta:table-count="0" meta:image-count="0" meta:object-count="0" meta:page-count="1" meta:paragraph-count="10" meta:word-count="47" meta:character-count="248" meta:non-whitespace-character-count="218"/>
  </office:meta>
</office:document-meta>
</file>